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0.01mm"/>
    </style:style>
    <style:style style:name="co14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40.29mm"/>
    </style:style>
    <style:style style:name="co4" style:family="table-column">
      <style:table-column-properties fo:break-before="auto" style:column-width="66.9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98mm"/>
    </style:style>
    <style:style style:name="co10" style:family="table-column">
      <style:table-column-properties fo:break-before="auto" style:column-width="59mm"/>
    </style:style>
    <style:style style:name="co11" style:family="table-column">
      <style:table-column-properties fo:break-before="auto" style:column-width="6mm"/>
    </style:style>
    <style:style style:name="co12" style:family="table-column">
      <style:table-column-properties fo:break-before="auto" style:column-width="60.41mm"/>
    </style:style>
    <style:style style:name="co13" style:family="table-column">
      <style:table-column-properties fo:break-before="auto" style:column-width="59.28mm"/>
    </style:style>
    <style:style style:name="co15" style:family="table-column">
      <style:table-column-properties fo:break-before="auto" style:column-width="4.53mm"/>
    </style:style>
    <style:style style:name="co16" style:family="table-column">
      <style:table-column-properties fo:break-before="auto" style:column-width="4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2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3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44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4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1]=[.X$1])" style:apply-style-name="Blocked" style:base-cell-address="Class.X21"/>
      <style:map style:condition="is-true-formula(ISBLANK([.$A21]))" style:apply-style-name="Blocked" style:base-cell-address="Class.X21"/>
      <style:map style:condition="is-true-formula(NOT(ISTEXT([.X$1])))" style:apply-style-name="Blocked" style:base-cell-address="Class.X21"/>
    </style:style>
    <style:style style:name="ce4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2]=[.Y$1])" style:apply-style-name="Blocked" style:base-cell-address="Class.Y22"/>
      <style:map style:condition="is-true-formula(ISBLANK([.$A22]))" style:apply-style-name="Blocked" style:base-cell-address="Class.Y22"/>
      <style:map style:condition="is-true-formula(NOT(ISTEXT([.Y$1])))" style:apply-style-name="Blocked" style:base-cell-address="Class.Y22"/>
    </style:style>
    <style:style style:name="ce4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11]=[.N$1])" style:apply-style-name="Blocked" style:base-cell-address="Class.N11"/>
      <style:map style:condition="is-true-formula(ISBLANK([.$A11]))" style:apply-style-name="Blocked" style:base-cell-address="Class.N11"/>
      <style:map style:condition="is-true-formula(NOT(ISTEXT([.N$1])))" style:apply-style-name="Blocked" style:base-cell-address="Class.N11"/>
    </style:style>
    <style:style style:name="ce4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1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18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FeatureDem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9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18"/>
        <table:table-column table:style-name="co10" table:default-cell-style-name="ce27"/>
        <table:table-column table:style-name="co7" table:default-cell-style-name="ce13"/>
        <table:table-column table:style-name="co11" table:default-cell-style-name="ce15"/>
        <table:table-column table:style-name="co11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497])" office:value-type="string" office:string-value="OsteoporosisDrugs" calcext:value-type="string">
            <text:p>OsteoporosisDrugs</text:p>
          </table:table-cell>
          <table:table-cell table:style-name="ce20" office:value-type="string" office:string-value="Methotrexate" calcext:value-type="string">
            <text:p>Methotrexate</text:p>
          </table:table-cell>
          <table:table-cell table:style-name="ce20" office:value-type="string" office:string-value="Hydroxychloroquine" calcext:value-type="string">
            <text:p>Hydroxychloroquine</text:p>
          </table:table-cell>
          <table:table-cell table:style-name="ce20" office:value-type="string" office:string-value="Leflunomide" calcext:value-type="string">
            <text:p>Leflunomide</text:p>
          </table:table-cell>
          <table:table-cell table:style-name="ce20" office:value-type="string" office:string-value="Enbrel" calcext:value-type="string">
            <text:p>Enbrel</text:p>
          </table:table-cell>
          <table:table-cell table:style-name="ce20" office:value-type="string" office:string-value="Humira" calcext:value-type="string">
            <text:p>Humira</text:p>
          </table:table-cell>
          <table:table-cell table:style-name="ce20" office:value-type="string" office:string-value="Prednisolone" calcext:value-type="string">
            <text:p>Prednisolone</text:p>
          </table:table-cell>
          <table:table-cell table:style-name="ce20" office:value-type="string" office:string-value="Cyclophosphamide" calcext:value-type="string">
            <text:p>Cyclophosphamide</text:p>
          </table:table-cell>
          <table:table-cell table:style-name="ce20" office:value-type="string" office:string-value="Alendronate" calcext:value-type="string">
            <text:p>Alendronate</text:p>
          </table:table-cell>
          <table:table-cell table:style-name="ce20" office:value-type="string" office:string-value="Risedronate" calcext:value-type="string">
            <text:p>Risedronate</text:p>
          </table:table-cell>
          <table:table-cell table:style-name="ce20" office:value-type="string" office:string-value="CalcichewD3" calcext:value-type="string">
            <text:p>CalcichewD3</text:p>
          </table:table-cell>
          <table:table-cell table:style-name="ce20" office:value-type="string" office:string-value="VitaminD" calcext:value-type="string">
            <text:p>VitaminD</text:p>
          </table:table-cell>
          <table:table-cell table:style-name="ce20" office:value-type="string" office:string-value="Zoledronate" calcext:value-type="string">
            <text:p>Zoledronate</text:p>
          </table:table-cell>
          <table:table-cell table:style-name="ce20" office:value-type="string" office:string-value="Diclofenac" calcext:value-type="string">
            <text:p>Diclofenac</text:p>
          </table:table-cell>
          <table:table-cell table:style-name="ce20" office:value-type="string" office:string-value="Ibuprofen" calcext:value-type="string">
            <text:p>Ibuprofen</text:p>
          </table:table-cell>
          <table:table-cell table:style-name="ce20" office:value-type="string" office:string-value="Bendroflumethazide" calcext:value-type="string">
            <text:p>Bendroflumethazide</text:p>
          </table:table-cell>
          <table:table-cell table:style-name="ce20" office:value-type="string" office:string-value="Omeprazole" calcext:value-type="string">
            <text:p>Omeprazole</text:p>
          </table:table-cell>
          <table:table-cell table:style-name="ce20" office:value-type="string" office:string-value="Lansoprazole" calcext:value-type="string">
            <text:p>Lansoprazole</text:p>
          </table:table-cell>
          <table:table-cell table:style-name="ce20" office:value-type="string" office:string-value="Aspirin" calcext:value-type="string">
            <text:p>Aspirin</text:p>
          </table:table-cell>
          <table:table-cell table:style-name="ce20" office:value-type="string" office:string-value="Iron" calcext:value-type="string">
            <text:p>Iron</text:p>
          </table:table-cell>
          <table:table-cell table:style-name="ce20" office:value-type="string" office:string-value="Septrin" calcext:value-type="string">
            <text:p>Septrin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OsteoporosisDrugs</text:p>
          </table:table-cell>
          <table:table-cell office:value-type="string" calcext:value-type="string">
            <text:p>Osteoporosis Drugs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497];0;ROW()-2))=0;1;2) ) ) )" office:value-type="float" office:value="1" calcext:value-type="float">
            <text:p>1</text:p>
          </table:table-cell>
          <table:table-cell table:style-name="ce32" office:value-type="string" calcext:value-type="string">
            <text:p>x</text:p>
          </table:table-cell>
          <table:table-cell table:number-columns-repeated="20" table:style-name="ce33" office:value-type="float" office:value="1" calcext:value-type="float">
            <text:p>1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Methotrexate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497];0;ROW()-2))=0;1;2) ) ) )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Hydroxychloroquine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497];0;ROW()-2))=0;1;2) ) ) )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8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Leflunomide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497];0;ROW()-2))=0;1;2) ) ) )" office:value-type="float" office:value="3" calcext:value-type="float">
            <text:p>3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7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Enbrel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497];0;ROW()-2))=0;1;2) ) ) )" office:value-type="float" office:value="3" calcext:value-type="float">
            <text:p>3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Humira</text:p>
          </table:table-cell>
          <table:table-cell table:content-validation-name="val5"/>
          <table:table-cell table:formula="of:=IF( ISBLANK([.$A7]); &quot;&quot;; IF( COUNTBLANK([.$E7:.$SI7]) = COLUMN([.$SI7]) - COLUMN([.$E7]) +1; 0; IF(SUM([.$E7:.$SI7])=0; 3;  IF( SUM(OFFSET([.$E$2:.$E$497];0;ROW()-2))=0;1;2) ) ) )" office:value-type="float" office:value="3" calcext:value-type="float">
            <text:p>3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5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Prednisolone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497];0;ROW()-2))=0;1;2) ) ) )" office:value-type="float" office:value="3" calcext:value-type="float">
            <text:p>3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4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Cyclophosphamide</text:p>
          </table:table-cell>
          <table:table-cell table:content-validation-name="val5"/>
          <table:table-cell table:formula="of:=IF( ISBLANK([.$A9]); &quot;&quot;; IF( COUNTBLANK([.$E9:.$SI9]) = COLUMN([.$SI9]) - COLUMN([.$E9]) +1; 0; IF(SUM([.$E9:.$SI9])=0; 3;  IF( SUM(OFFSET([.$E$2:.$E$497];0;ROW()-2))=0;1;2) ) ) )" office:value-type="float" office:value="3" calcext:value-type="float">
            <text:p>3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Alendronate</text:p>
          </table:table-cell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497];0;ROW()-2))=0;1;2) ) ) )" office:value-type="float" office:value="3" calcext:value-type="float">
            <text:p>3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Risedronate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497];0;ROW()-2))=0;1;2) ) ) )" office:value-type="float" office:value="3" calcext:value-type="float">
            <text:p>3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CalcichewD3</text:p>
          </table:table-cell>
          <table:table-cell office:value-type="string" calcext:value-type="string">
            <text:p>Calcichew D3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497];0;ROW()-2))=0;1;2) ) ) )" office:value-type="float" office:value="3" calcext:value-type="float">
            <text:p>3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VitaminD</text:p>
          </table:table-cell>
          <table:table-cell office:value-type="string" calcext:value-type="string">
            <text:p>Vitamin D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497];0;ROW()-2))=0;1;2) ) ) )" office:value-type="float" office:value="3" calcext:value-type="float">
            <text:p>3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Zoledronate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497];0;ROW()-2))=0;1;2) ) ) )" office:value-type="float" office:value="3" calcext:value-type="float">
            <text:p>3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Diclofenac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497];0;ROW()-2))=0;1;2) ) ) )" office:value-type="float" office:value="3" calcext:value-type="float">
            <text:p>3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7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Ibuprofen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497];0;ROW()-2))=0;1;2) ) ) )" office:value-type="float" office:value="3" calcext:value-type="float">
            <text:p>3</text:p>
          </table:table-cell>
          <table:table-cell table:number-columns-repeated="14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Bendroflumethazide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497];0;ROW()-2))=0;1;2) ) ) )" office:value-type="float" office:value="3" calcext:value-type="float">
            <text:p>3</text:p>
          </table:table-cell>
          <table:table-cell table:number-columns-repeated="15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Omeprazole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497];0;ROW()-2))=0;1;2) ) ) )" office:value-type="float" office:value="3" calcext:value-type="float">
            <text:p>3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x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Lansoprazole</text:p>
          </table:table-cell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497];0;ROW()-2))=0;1;2) ) ) )" office:value-type="float" office:value="3" calcext:value-type="float">
            <text:p>3</text:p>
          </table:table-cell>
          <table:table-cell table:number-columns-repeated="17" table:style-name="ce33" office:value-type="float" office:value="0" calcext:value-type="float">
            <text:p>0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Aspirin</text:p>
          </table:table-cell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497];0;ROW()-2))=0;1;2) ) ) )" office:value-type="float" office:value="3" calcext:value-type="float">
            <text:p>3</text:p>
          </table:table-cell>
          <table:table-cell table:number-columns-repeated="18" table:style-name="ce33" office:value-type="float" office:value="0" calcext:value-type="float">
            <text:p>0</text:p>
          </table:table-cell>
          <table:table-cell table:style-name="ce45" office:value-type="string" calcext:value-type="string">
            <text:p>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Iron</text:p>
          </table:table-cell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497];0;ROW()-2))=0;1;2) ) ) )" office:value-type="float" office:value="3" calcext:value-type="float">
            <text:p>3</text:p>
          </table:table-cell>
          <table:table-cell table:number-columns-repeated="19" table:style-name="ce33" office:value-type="float" office:value="0" calcext:value-type="float">
            <text:p>0</text:p>
          </table:table-cell>
          <table:table-cell table:style-name="ce46" office:value-type="string" calcext:value-type="string">
            <text:p>x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78"/>
        </table:table-row>
        <table:table-row table:style-name="ro1">
          <table:table-cell table:number-columns-repeated="2" office:value-type="string" calcext:value-type="string">
            <text:p>Septrin</text:p>
          </table:table-cell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497];0;ROW()-2))=0;1;2) ) ) )" office:value-type="float" office:value="3" calcext:value-type="float">
            <text:p>3</text:p>
          </table:table-cell>
          <table:table-cell table:number-columns-repeated="20" table:style-name="ce33" office:value-type="float" office:value="0" calcext:value-type="float">
            <text:p>0</text:p>
          </table:table-cell>
          <table:table-cell table:style-name="ce47" office:value-type="string" calcext:value-type="string">
            <text:p>x</text:p>
          </table:table-cell>
          <table:table-cell table:number-columns-repeated="478"/>
        </table:table-row>
        <table:table-row table:style-name="ro1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497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497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Z2:Class.SI22 Class.E23:Class.SI497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E2:Class.Y18 Class.E22:Class.X22 Class.E21:Class.W21 Class.Y21:Class.Y21 Class.E20:Class.V20 Class.X20:Class.Y20 Class.E19:Class.U19 Class.W19:Class.Y19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Y22:Class.Y22">
            <calcext:condition calcext:apply-style-name="Blocked" calcext:value="formula-is([.$A11]=[.N$1])" calcext:base-cell-address="Class.N11"/>
            <calcext:condition calcext:apply-style-name="Blocked" calcext:value="formula-is(ISBLANK([.$A11]))" calcext:base-cell-address="Class.N11"/>
            <calcext:condition calcext:apply-style-name="Blocked" calcext:value="formula-is(NOT(ISTEXT([.N$1])))" calcext:base-cell-address="Class.N11"/>
          </calcext:conditional-format>
          <calcext:conditional-format calcext:target-range-address="Class.X21:Class.X21">
            <calcext:condition calcext:apply-style-name="Blocked" calcext:value="formula-is([.$A22]=[.Y$1])" calcext:base-cell-address="Class.Y22"/>
            <calcext:condition calcext:apply-style-name="Blocked" calcext:value="formula-is(ISBLANK([.$A22]))" calcext:base-cell-address="Class.Y22"/>
            <calcext:condition calcext:apply-style-name="Blocked" calcext:value="formula-is(NOT(ISTEXT([.Y$1])))" calcext:base-cell-address="Class.Y22"/>
          </calcext:conditional-format>
          <calcext:conditional-format calcext:target-range-address="Class.W20:Class.W20">
            <calcext:condition calcext:apply-style-name="Blocked" calcext:value="formula-is([.$A21]=[.X$1])" calcext:base-cell-address="Class.X21"/>
            <calcext:condition calcext:apply-style-name="Blocked" calcext:value="formula-is(ISBLANK([.$A21]))" calcext:base-cell-address="Class.X21"/>
            <calcext:condition calcext:apply-style-name="Blocked" calcext:value="formula-is(NOT(ISTEXT([.X$1])))" calcext:base-cell-address="Class.X21"/>
          </calcext:conditional-format>
          <calcext:conditional-format calcext:target-range-address="Class.V19:Class.V19">
            <calcext:condition calcext:apply-style-name="Blocked" calcext:value="formula-is([.$A20]=[.W$1])" calcext:base-cell-address="Class.W20"/>
            <calcext:condition calcext:apply-style-name="Blocked" calcext:value="formula-is(ISBLANK([.$A20]))" calcext:base-cell-address="Class.W20"/>
            <calcext:condition calcext:apply-style-name="Blocked" calcext:value="formula-is(NOT(ISTEXT([.W$1])))" calcext:base-cell-address="Class.W20"/>
          </calcext:conditional-format>
        </calcext:conditional-formats>
      </table:table>
      <table:table table:name="Codes" table:style-name="ta1" table:print="false">
        <table:table-column table:style-name="co12" table:default-cell-style-name="ce6"/>
        <table:table-column table:style-name="co13" table:default-cell-style-name="ce6"/>
        <table:table-column table:style-name="co15" table:default-cell-style-name="ce21"/>
        <table:table-column-group>
          <table:table-column table:style-name="co6" table:number-columns-repeated="5" table:default-cell-style-name="ce18"/>
          <table:table-column table:style-name="co15" table:default-cell-style-name="ce21"/>
        </table:table-column-group>
        <table:table-column-group>
          <table:table-column table:style-name="co6" table:number-columns-repeated="5" table:default-cell-style-name="ce18"/>
          <table:table-column table:style-name="co16" table:default-cell-style-name="ce21"/>
        </table:table-column-group>
        <table:table-column table:style-name="co6" table:number-columns-repeated="5" table:default-cell-style-name="ce18"/>
        <table:table-column table:style-name="co16" table:default-cell-style-name="ce21"/>
        <table:table-row table:style-name="ro3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DisplayName</text:p>
          </table:table-cell>
          <table:table-cell table:style-name="ce48"/>
          <table:table-cell table:style-name="ce48" office:value-type="string" calcext:value-type="string">
            <text:p>SNOMED</text:p>
          </table:table-cell>
          <table:table-cell table:style-name="ce48" table:number-columns-repeated="5"/>
          <table:table-cell table:style-name="ce48" office:value-type="string" calcext:value-type="string">
            <text:p>ICD-10</text:p>
          </table:table-cell>
          <table:table-cell table:style-name="ce48" table:number-columns-repeated="5"/>
          <table:table-cell table:style-name="ce48" office:value-type="string" calcext:value-type="string">
            <text:p>OPCS-4</text:p>
          </table:table-cell>
          <table:table-cell table:style-name="ce48" table:number-columns-repeated="5"/>
        </table:table-row>
        <table:table-row table:style-name="ro1">
          <table:table-cell table:formula="of:=IF(ISBLANK([Synonyms.A2]);&quot;&quot;;[Synonyms.A2])" office:value-type="string" office:string-value="OsteoporosisDrugs" calcext:value-type="string">
            <text:p>OsteoporosisDrugs</text:p>
          </table:table-cell>
          <table:table-cell table:formula="of:=IF(ISBLANK([Synonyms.B2]);&quot;&quot;;[Synonyms.B2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Methotrexate" calcext:value-type="string">
            <text:p>Methotrexate</text:p>
          </table:table-cell>
          <table:table-cell table:formula="of:=IF(ISBLANK([Synonyms.B3]);&quot;&quot;;[Synonyms.B3])" office:value-type="string" office:string-value="Methotrexate" calcext:value-type="string">
            <text:p>Methotrex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Hydroxychloroquine" calcext:value-type="string">
            <text:p>Hydroxychloroquine</text:p>
          </table:table-cell>
          <table:table-cell table:formula="of:=IF(ISBLANK([Synonyms.B4]);&quot;&quot;;[Synonyms.B4])" office:value-type="string" office:string-value="Hydroxychloroquine" calcext:value-type="string">
            <text:p>Hydroxychloroquin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Leflunomide" calcext:value-type="string">
            <text:p>Leflunomide</text:p>
          </table:table-cell>
          <table:table-cell table:formula="of:=IF(ISBLANK([Synonyms.B5]);&quot;&quot;;[Synonyms.B5])" office:value-type="string" office:string-value="Leflunomide" calcext:value-type="string">
            <text:p>Leflunomid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Enbrel" calcext:value-type="string">
            <text:p>Enbrel</text:p>
          </table:table-cell>
          <table:table-cell table:formula="of:=IF(ISBLANK([Synonyms.B6]);&quot;&quot;;[Synonyms.B6])" office:value-type="string" office:string-value="Enbrel" calcext:value-type="string">
            <text:p>Enbrel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Humira" calcext:value-type="string">
            <text:p>Humira</text:p>
          </table:table-cell>
          <table:table-cell table:formula="of:=IF(ISBLANK([Synonyms.B7]);&quot;&quot;;[Synonyms.B7])" office:value-type="string" office:string-value="Humira" calcext:value-type="string">
            <text:p>Humira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Prednisolone" calcext:value-type="string">
            <text:p>Prednisolone</text:p>
          </table:table-cell>
          <table:table-cell table:formula="of:=IF(ISBLANK([Synonyms.B8]);&quot;&quot;;[Synonyms.B8])" office:value-type="string" office:string-value="Prednisolone" calcext:value-type="string">
            <text:p>Prednisolon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Cyclophosphamide" calcext:value-type="string">
            <text:p>Cyclophosphamide</text:p>
          </table:table-cell>
          <table:table-cell table:formula="of:=IF(ISBLANK([Synonyms.B9]);&quot;&quot;;[Synonyms.B9])" office:value-type="string" office:string-value="Cyclophosphamide" calcext:value-type="string">
            <text:p>Cyclophosphamid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Alendronate" calcext:value-type="string">
            <text:p>Alendronate</text:p>
          </table:table-cell>
          <table:table-cell table:formula="of:=IF(ISBLANK([Synonyms.B10]);&quot;&quot;;[Synonyms.B10])" office:value-type="string" office:string-value="Alendronate" calcext:value-type="string">
            <text:p>Alendron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Risedronate" calcext:value-type="string">
            <text:p>Risedronate</text:p>
          </table:table-cell>
          <table:table-cell table:formula="of:=IF(ISBLANK([Synonyms.B11]);&quot;&quot;;[Synonyms.B11])" office:value-type="string" office:string-value="Risedronate" calcext:value-type="string">
            <text:p>Risedron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CalcichewD3" calcext:value-type="string">
            <text:p>CalcichewD3</text:p>
          </table:table-cell>
          <table:table-cell table:formula="of:=IF(ISBLANK([Synonyms.B12]);&quot;&quot;;[Synonyms.B12])" office:value-type="string" office:string-value="Calcichew D3" calcext:value-type="string">
            <text:p>Calcichew D3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VitaminD" calcext:value-type="string">
            <text:p>VitaminD</text:p>
          </table:table-cell>
          <table:table-cell table:formula="of:=IF(ISBLANK([Synonyms.B13]);&quot;&quot;;[Synonyms.B13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Zoledronate" calcext:value-type="string">
            <text:p>Zoledronate</text:p>
          </table:table-cell>
          <table:table-cell table:formula="of:=IF(ISBLANK([Synonyms.B14]);&quot;&quot;;[Synonyms.B14])" office:value-type="string" office:string-value="Zoledronate" calcext:value-type="string">
            <text:p>Zoledron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Diclofenac" calcext:value-type="string">
            <text:p>Diclofenac</text:p>
          </table:table-cell>
          <table:table-cell table:formula="of:=IF(ISBLANK([Synonyms.B15]);&quot;&quot;;[Synonyms.B15])" office:value-type="string" office:string-value="Diclofenac" calcext:value-type="string">
            <text:p>Diclofenac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Ibuprofen" calcext:value-type="string">
            <text:p>Ibuprofen</text:p>
          </table:table-cell>
          <table:table-cell table:formula="of:=IF(ISBLANK([Synonyms.B16]);&quot;&quot;;[Synonyms.B16])" office:value-type="string" office:string-value="Ibuprofen" calcext:value-type="string">
            <text:p>Ibuprofe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Bendroflumethazide" calcext:value-type="string">
            <text:p>Bendroflumethazide</text:p>
          </table:table-cell>
          <table:table-cell table:formula="of:=IF(ISBLANK([Synonyms.B17]);&quot;&quot;;[Synonyms.B17])" office:value-type="string" office:string-value="Bendroflumethazide" calcext:value-type="string">
            <text:p>Bendroflumethazid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Omeprazole" calcext:value-type="string">
            <text:p>Omeprazole</text:p>
          </table:table-cell>
          <table:table-cell table:formula="of:=IF(ISBLANK([Synonyms.B18]);&quot;&quot;;[Synonyms.B18])" office:value-type="string" office:string-value="Omeprazole" calcext:value-type="string">
            <text:p>Omeprazol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]);&quot;&quot;;[Synonyms.A19])" office:value-type="string" office:string-value="Lansoprazole" calcext:value-type="string">
            <text:p>Lansoprazole</text:p>
          </table:table-cell>
          <table:table-cell table:formula="of:=IF(ISBLANK([Synonyms.B19]);&quot;&quot;;[Synonyms.B19])" office:value-type="string" office:string-value="Lansoprazole" calcext:value-type="string">
            <text:p>Lansoprazol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]);&quot;&quot;;[Synonyms.A20])" office:value-type="string" office:string-value="Aspirin" calcext:value-type="string">
            <text:p>Aspirin</text:p>
          </table:table-cell>
          <table:table-cell table:formula="of:=IF(ISBLANK([Synonyms.B20]);&quot;&quot;;[Synonyms.B20])" office:value-type="string" office:string-value="Aspirin" calcext:value-type="string">
            <text:p>Aspiri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]);&quot;&quot;;[Synonyms.A21])" office:value-type="string" office:string-value="Iron" calcext:value-type="string">
            <text:p>Iron</text:p>
          </table:table-cell>
          <table:table-cell table:formula="of:=IF(ISBLANK([Synonyms.B21]);&quot;&quot;;[Synonyms.B21])" office:value-type="string" office:string-value="Iron" calcext:value-type="string">
            <text:p>Ir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]);&quot;&quot;;[Synonyms.A22])" office:value-type="string" office:string-value="Septrin" calcext:value-type="string">
            <text:p>Septrin</text:p>
          </table:table-cell>
          <table:table-cell table:formula="of:=IF(ISBLANK([Synonyms.B22]);&quot;&quot;;[Synonyms.B22])" office:value-type="string" office:string-value="Septrin" calcext:value-type="string">
            <text:p>Septri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]);&quot;&quot;;[Synonyms.A23])" office:value-type="string" office:string-value="" calcext:value-type="error">
            <text:p>#REF!</text:p>
          </table:table-cell>
          <table:table-cell table:formula="of:=IF(ISBLANK([Synonyms.B23]);&quot;&quot;;[Synonyms.B23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]);&quot;&quot;;[Synonyms.A24])" office:value-type="string" office:string-value="" calcext:value-type="error">
            <text:p>#REF!</text:p>
          </table:table-cell>
          <table:table-cell table:formula="of:=IF(ISBLANK([Synonyms.B24]);&quot;&quot;;[Synonyms.B24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]);&quot;&quot;;[Synonyms.A25])" office:value-type="string" office:string-value="" calcext:value-type="error">
            <text:p>#REF!</text:p>
          </table:table-cell>
          <table:table-cell table:formula="of:=IF(ISBLANK([Synonyms.B25]);&quot;&quot;;[Synonyms.B25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table:table-column table:style-name="co7" table:number-columns-repeated="2" table:default-cell-style-name="ce6"/>
        <table:table-column table:style-name="co15" table:default-cell-style-name="ce21"/>
        <table:table-column table:style-name="co6" table:number-columns-repeated="23" table:default-cell-style-name="ce18"/>
        <table:table-row table:style-name="ro4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DisplayName</text:p>
          </table:table-cell>
          <table:table-cell table:style-name="ce48"/>
          <table:table-cell table:style-name="ce48" office:value-type="string" calcext:value-type="string">
            <text:p>Synonyms</text:p>
          </table:table-cell>
          <table:table-cell table:style-name="ce48" table:number-columns-repeated="22"/>
        </table:table-row>
        <table:table-row table:style-name="ro4">
          <table:table-cell table:formula="of:=IF(ISBLANK([Class.A2]);&quot;&quot;;[Class.A2])" office:value-type="string" office:string-value="OsteoporosisDrugs" calcext:value-type="string">
            <text:p>OsteoporosisDrugs</text:p>
          </table:table-cell>
          <table:table-cell table:formula="of:=IF(ISBLANK([Class.B2]);&quot;&quot;;[Class.B2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Class.A3]);&quot;&quot;;[Class.A3])" office:value-type="string" office:string-value="Methotrexate" calcext:value-type="string">
            <text:p>Methotrexate</text:p>
          </table:table-cell>
          <table:table-cell table:formula="of:=IF(ISBLANK([Class.B3]);&quot;&quot;;[Class.B3])" office:value-type="string" office:string-value="Methotrexate" calcext:value-type="string">
            <text:p>Methotrex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]);&quot;&quot;;[Class.A4])" office:value-type="string" office:string-value="Hydroxychloroquine" calcext:value-type="string">
            <text:p>Hydroxychloroquine</text:p>
          </table:table-cell>
          <table:table-cell table:formula="of:=IF(ISBLANK([Class.B4]);&quot;&quot;;[Class.B4])" office:value-type="string" office:string-value="Hydroxychloroquine" calcext:value-type="string">
            <text:p>Hydroxychloroquin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]);&quot;&quot;;[Class.A5])" office:value-type="string" office:string-value="Leflunomide" calcext:value-type="string">
            <text:p>Leflunomide</text:p>
          </table:table-cell>
          <table:table-cell table:formula="of:=IF(ISBLANK([Class.B5]);&quot;&quot;;[Class.B5])" office:value-type="string" office:string-value="Leflunomide" calcext:value-type="string">
            <text:p>Leflunomid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]);&quot;&quot;;[Class.A6])" office:value-type="string" office:string-value="Enbrel" calcext:value-type="string">
            <text:p>Enbrel</text:p>
          </table:table-cell>
          <table:table-cell table:formula="of:=IF(ISBLANK([Class.B6]);&quot;&quot;;[Class.B6])" office:value-type="string" office:string-value="Enbrel" calcext:value-type="string">
            <text:p>Enbrel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]);&quot;&quot;;[Class.A7])" office:value-type="string" office:string-value="Humira" calcext:value-type="string">
            <text:p>Humira</text:p>
          </table:table-cell>
          <table:table-cell table:formula="of:=IF(ISBLANK([Class.B7]);&quot;&quot;;[Class.B7])" office:value-type="string" office:string-value="Humira" calcext:value-type="string">
            <text:p>Humira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]);&quot;&quot;;[Class.A8])" office:value-type="string" office:string-value="Prednisolone" calcext:value-type="string">
            <text:p>Prednisolone</text:p>
          </table:table-cell>
          <table:table-cell table:formula="of:=IF(ISBLANK([Class.B8]);&quot;&quot;;[Class.B8])" office:value-type="string" office:string-value="Prednisolone" calcext:value-type="string">
            <text:p>Prednisolon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]);&quot;&quot;;[Class.A9])" office:value-type="string" office:string-value="Cyclophosphamide" calcext:value-type="string">
            <text:p>Cyclophosphamide</text:p>
          </table:table-cell>
          <table:table-cell table:formula="of:=IF(ISBLANK([Class.B9]);&quot;&quot;;[Class.B9])" office:value-type="string" office:string-value="Cyclophosphamide" calcext:value-type="string">
            <text:p>Cyclophosphamid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]);&quot;&quot;;[Class.A10])" office:value-type="string" office:string-value="Alendronate" calcext:value-type="string">
            <text:p>Alendronate</text:p>
          </table:table-cell>
          <table:table-cell table:formula="of:=IF(ISBLANK([Class.B10]);&quot;&quot;;[Class.B10])" office:value-type="string" office:string-value="Alendronate" calcext:value-type="string">
            <text:p>Alendron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]);&quot;&quot;;[Class.A11])" office:value-type="string" office:string-value="Risedronate" calcext:value-type="string">
            <text:p>Risedronate</text:p>
          </table:table-cell>
          <table:table-cell table:formula="of:=IF(ISBLANK([Class.B11]);&quot;&quot;;[Class.B11])" office:value-type="string" office:string-value="Risedronate" calcext:value-type="string">
            <text:p>Risedron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]);&quot;&quot;;[Class.A12])" office:value-type="string" office:string-value="CalcichewD3" calcext:value-type="string">
            <text:p>CalcichewD3</text:p>
          </table:table-cell>
          <table:table-cell table:formula="of:=IF(ISBLANK([Class.B12]);&quot;&quot;;[Class.B12])" office:value-type="string" office:string-value="Calcichew D3" calcext:value-type="string">
            <text:p>Calcichew D3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]);&quot;&quot;;[Class.A13])" office:value-type="string" office:string-value="VitaminD" calcext:value-type="string">
            <text:p>VitaminD</text:p>
          </table:table-cell>
          <table:table-cell table:formula="of:=IF(ISBLANK([Class.B13]);&quot;&quot;;[Class.B13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]);&quot;&quot;;[Class.A14])" office:value-type="string" office:string-value="Zoledronate" calcext:value-type="string">
            <text:p>Zoledronate</text:p>
          </table:table-cell>
          <table:table-cell table:formula="of:=IF(ISBLANK([Class.B14]);&quot;&quot;;[Class.B14])" office:value-type="string" office:string-value="Zoledronate" calcext:value-type="string">
            <text:p>Zoledron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]);&quot;&quot;;[Class.A15])" office:value-type="string" office:string-value="Diclofenac" calcext:value-type="string">
            <text:p>Diclofenac</text:p>
          </table:table-cell>
          <table:table-cell table:formula="of:=IF(ISBLANK([Class.B15]);&quot;&quot;;[Class.B15])" office:value-type="string" office:string-value="Diclofenac" calcext:value-type="string">
            <text:p>Diclofenac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]);&quot;&quot;;[Class.A16])" office:value-type="string" office:string-value="Ibuprofen" calcext:value-type="string">
            <text:p>Ibuprofen</text:p>
          </table:table-cell>
          <table:table-cell table:formula="of:=IF(ISBLANK([Class.B16]);&quot;&quot;;[Class.B16])" office:value-type="string" office:string-value="Ibuprofen" calcext:value-type="string">
            <text:p>Ibuprofe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]);&quot;&quot;;[Class.A17])" office:value-type="string" office:string-value="Bendroflumethazide" calcext:value-type="string">
            <text:p>Bendroflumethazide</text:p>
          </table:table-cell>
          <table:table-cell table:formula="of:=IF(ISBLANK([Class.B17]);&quot;&quot;;[Class.B17])" office:value-type="string" office:string-value="Bendroflumethazide" calcext:value-type="string">
            <text:p>Bendroflumethazid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]);&quot;&quot;;[Class.A18])" office:value-type="string" office:string-value="Omeprazole" calcext:value-type="string">
            <text:p>Omeprazole</text:p>
          </table:table-cell>
          <table:table-cell table:formula="of:=IF(ISBLANK([Class.B18]);&quot;&quot;;[Class.B18])" office:value-type="string" office:string-value="Omeprazole" calcext:value-type="string">
            <text:p>Omeprazol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]);&quot;&quot;;[Class.A19])" office:value-type="string" office:string-value="Lansoprazole" calcext:value-type="string">
            <text:p>Lansoprazole</text:p>
          </table:table-cell>
          <table:table-cell table:formula="of:=IF(ISBLANK([Class.B19]);&quot;&quot;;[Class.B19])" office:value-type="string" office:string-value="Lansoprazole" calcext:value-type="string">
            <text:p>Lansoprazol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]);&quot;&quot;;[Class.A20])" office:value-type="string" office:string-value="Aspirin" calcext:value-type="string">
            <text:p>Aspirin</text:p>
          </table:table-cell>
          <table:table-cell table:formula="of:=IF(ISBLANK([Class.B20]);&quot;&quot;;[Class.B20])" office:value-type="string" office:string-value="Aspirin" calcext:value-type="string">
            <text:p>Aspiri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]);&quot;&quot;;[Class.A21])" office:value-type="string" office:string-value="Iron" calcext:value-type="string">
            <text:p>Iron</text:p>
          </table:table-cell>
          <table:table-cell table:formula="of:=IF(ISBLANK([Class.B21]);&quot;&quot;;[Class.B21])" office:value-type="string" office:string-value="Iron" calcext:value-type="string">
            <text:p>Ir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]);&quot;&quot;;[Class.A22])" office:value-type="string" office:string-value="Septrin" calcext:value-type="string">
            <text:p>Septrin</text:p>
          </table:table-cell>
          <table:table-cell table:formula="of:=IF(ISBLANK([Class.B22]);&quot;&quot;;[Class.B22])" office:value-type="string" office:string-value="Septrin" calcext:value-type="string">
            <text:p>Septri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]);&quot;&quot;;[Class.A23])">
            <text:p/>
          </table:table-cell>
          <table:table-cell table:formula="of:=IF(ISBLANK([Class.B23]);&quot;&quot;;[Class.B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]);&quot;&quot;;[Class.A24])">
            <text:p/>
          </table:table-cell>
          <table:table-cell table:formula="of:=IF(ISBLANK([Class.B24]);&quot;&quot;;[Class.B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]);&quot;&quot;;[Class.A25])">
            <text:p/>
          </table:table-cell>
          <table:table-cell table:formula="of:=IF(ISBLANK([Class.B25]);&quot;&quot;;[Class.B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9]);&quot;&quot;;[Class.A479])">
            <text:p/>
          </table:table-cell>
          <table:table-cell table:formula="of:=IF(ISBLANK([Class.B479]);&quot;&quot;;[Class.B4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0]);&quot;&quot;;[Class.A480])">
            <text:p/>
          </table:table-cell>
          <table:table-cell table:formula="of:=IF(ISBLANK([Class.B480]);&quot;&quot;;[Class.B4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1]);&quot;&quot;;[Class.A481])">
            <text:p/>
          </table:table-cell>
          <table:table-cell table:formula="of:=IF(ISBLANK([Class.B481]);&quot;&quot;;[Class.B4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2]);&quot;&quot;;[Class.A482])">
            <text:p/>
          </table:table-cell>
          <table:table-cell table:formula="of:=IF(ISBLANK([Class.B482]);&quot;&quot;;[Class.B4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3]);&quot;&quot;;[Class.A483])">
            <text:p/>
          </table:table-cell>
          <table:table-cell table:formula="of:=IF(ISBLANK([Class.B483]);&quot;&quot;;[Class.B4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4]);&quot;&quot;;[Class.A484])">
            <text:p/>
          </table:table-cell>
          <table:table-cell table:formula="of:=IF(ISBLANK([Class.B484]);&quot;&quot;;[Class.B4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5]);&quot;&quot;;[Class.A485])">
            <text:p/>
          </table:table-cell>
          <table:table-cell table:formula="of:=IF(ISBLANK([Class.B485]);&quot;&quot;;[Class.B4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6]);&quot;&quot;;[Class.A486])">
            <text:p/>
          </table:table-cell>
          <table:table-cell table:formula="of:=IF(ISBLANK([Class.B486]);&quot;&quot;;[Class.B4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7]);&quot;&quot;;[Class.A487])">
            <text:p/>
          </table:table-cell>
          <table:table-cell table:formula="of:=IF(ISBLANK([Class.B487]);&quot;&quot;;[Class.B4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8]);&quot;&quot;;[Class.A488])">
            <text:p/>
          </table:table-cell>
          <table:table-cell table:formula="of:=IF(ISBLANK([Class.B488]);&quot;&quot;;[Class.B4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9]);&quot;&quot;;[Class.A489])">
            <text:p/>
          </table:table-cell>
          <table:table-cell table:formula="of:=IF(ISBLANK([Class.B489]);&quot;&quot;;[Class.B4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0]);&quot;&quot;;[Class.A490])">
            <text:p/>
          </table:table-cell>
          <table:table-cell table:formula="of:=IF(ISBLANK([Class.B490]);&quot;&quot;;[Class.B4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1]);&quot;&quot;;[Class.A491])">
            <text:p/>
          </table:table-cell>
          <table:table-cell table:formula="of:=IF(ISBLANK([Class.B491]);&quot;&quot;;[Class.B4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2]);&quot;&quot;;[Class.A492])">
            <text:p/>
          </table:table-cell>
          <table:table-cell table:formula="of:=IF(ISBLANK([Class.B492]);&quot;&quot;;[Class.B4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3]);&quot;&quot;;[Class.A493])">
            <text:p/>
          </table:table-cell>
          <table:table-cell table:formula="of:=IF(ISBLANK([Class.B493]);&quot;&quot;;[Class.B4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4]);&quot;&quot;;[Class.A494])">
            <text:p/>
          </table:table-cell>
          <table:table-cell table:formula="of:=IF(ISBLANK([Class.B494]);&quot;&quot;;[Class.B4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5]);&quot;&quot;;[Class.A495])">
            <text:p/>
          </table:table-cell>
          <table:table-cell table:formula="of:=IF(ISBLANK([Class.B495]);&quot;&quot;;[Class.B4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6]);&quot;&quot;;[Class.A496])">
            <text:p/>
          </table:table-cell>
          <table:table-cell table:formula="of:=IF(ISBLANK([Class.B496]);&quot;&quot;;[Class.B4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7]);&quot;&quot;;[Class.A497])">
            <text:p/>
          </table:table-cell>
          <table:table-cell table:formula="of:=IF(ISBLANK([Class.B497]);&quot;&quot;;[Class.B4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table:table-column table:style-name="co7" table:default-cell-style-name="ce18"/>
        <table:table-column table:style-name="co14" table:default-cell-style-name="Default"/>
        <table:table-row table:style-name="ro1">
          <table:table-cell table:style-name="ce48" office:value-type="string" calcext:value-type="string">
            <text:p>Identifier</text:p>
          </table:table-cell>
          <table:table-cell table:style-name="ce48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0"/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6">
          <table:table-cell table:style-name="ce51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20:55:54.017088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23-10-26T21:06:07.241310354</dc:date>
    <meta:editing-duration>P6DT14H52M2S</meta:editing-duration>
    <meta:editing-cycles>45</meta:editing-cycles>
    <meta:generator>LibreOffice/6.0.7.3$Linux_X86_64 LibreOffice_project/00m0$Build-3</meta:generator>
    <meta:document-statistic meta:table-count="6" meta:cell-count="6502" meta:object-count="0"/>
  </office:meta>
</office:document-meta>
</file>